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9917in" fo:margin-left="0.4125in" fo:margin-right="0.2882in" table:align="margins"/>
    </style:style>
    <style:style style:name="Table1.A" style:family="table-column">
      <style:table-column-properties style:column-width="1.7in" style:rel-column-width="18594*"/>
    </style:style>
    <style:style style:name="Table1.B" style:family="table-column">
      <style:table-column-properties style:column-width="4.2917in" style:rel-column-width="46941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3.075in" style:rel-column-width="30111*"/>
    </style:style>
    <style:style style:name="Table2.B" style:family="table-column">
      <style:table-column-properties style:column-width="1.125in" style:rel-column-width="11016*"/>
    </style:style>
    <style:style style:name="Table2.C" style:family="table-column">
      <style:table-column-properties style:column-width="1.2083in" style:rel-column-width="11832*"/>
    </style:style>
    <style:style style:name="Table2.D" style:family="table-column">
      <style:table-column-properties style:column-width="1.284in" style:rel-column-width="12576*"/>
    </style:style>
    <style:style style:name="Table2.A1" style:family="table-cell">
      <style:table-cell-properties fo:padding="0.0382in" fo:border-left="none" fo:border-right="none" fo:border-top="none" fo:border-bottom="0.0007in solid #999999"/>
    </style:style>
    <style:style style:name="P1" style:family="paragraph" style:parent-style-name="Table_20_Contents">
      <style:text-properties fo:color="#808080"/>
    </style:style>
    <style:style style:name="P2" style:family="paragraph" style:parent-style-name="Table_20_Contents">
      <style:text-properties fo:color="#808080" fo:font-size="9pt" style:font-size-asian="9pt" style:font-size-complex="9pt"/>
    </style:style>
    <style:style style:name="P3" style:family="paragraph" style:parent-style-name="Table_20_Contents">
      <style:text-properties fo:font-size="9pt" style:font-size-asian="9pt" style:font-size-complex="9pt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>
      <style:text-properties fo:color="#808080" fo:font-size="9pt" fo:font-weight="normal" style:font-size-asian="9pt" style:font-weight-asian="normal" style:font-size-complex="9pt" style:font-weight-complex="normal"/>
    </style:style>
    <style:style style:name="P7" style:family="paragraph" style:parent-style-name="Heading_20_3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">[#if printInfo.caseDetails]</text:text-input></text:p>
      <text:h text:style-name="P7" text:outline-level="3"><text:text-input text:description="">${i18n.getMessage("case.information")}</text:text-input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A1" office:value-type="string">
            <text:p text:style-name="Table_20_Contents"><text:text-input text:description="">${case["oe:id"].value}</text:text-input></text:p>
          </table:table-cell>
        </table:table-row>
        <table:table-row>
          <table:table-cell table:style-name="Table1.A1" office:value-type="string">
            <text:p text:style-name="P1"><text:text-input text:description="">${i18n.getMessage("case.title")}</text:text-input></text:p>
          </table:table-cell>
          <table:table-cell table:style-name="Table1.A1" office:value-type="string">
            <text:p text:style-name="Table_20_Contents"><text:text-input text:description="">${case["cm:title"].value}</text:text-input></text:p>
          </table:table-cell>
        </table:table-row>
        <table:table-row>
          <table:table-cell table:style-name="Table1.A1" office:value-type="string">
            <text:p text:style-name="P1"><text:text-input text:description="">${i18n.getMessage("case.status")}</text:text-input></text:p>
          </table:table-cell>
          <table:table-cell table:style-name="Table1.A1" office:value-type="string">
            <text:p text:style-name="Table_20_Contents"><text:text-input text:description="">${case["oe:status"].displayValue}</text:text-input></text:p>
          </table:table-cell>
        </table:table-row>
        <table:table-row>
          <table:table-cell table:style-name="Table1.A1" office:value-type="string">
            <text:p text:style-name="P1"><text:text-input text:description="">${i18n.getMessage("case.createdBy")}</text:text-input></text:p>
          </table:table-cell>
          <table:table-cell table:style-name="Table1.A1" office:value-type="string">
            <text:p text:style-name="Table_20_Contents"><text:text-input text:description="">${case["cm:creator"].fullname}</text:text-input></text:p>
          </table:table-cell>
        </table:table-row>
        <table:table-row>
          <table:table-cell table:style-name="Table1.A1" office:value-type="string">
            <text:p text:style-name="P1"><text:text-input text:description="">${i18n.getMessage("case.created")}</text:text-input></text:p>
          </table:table-cell>
          <table:table-cell table:style-name="Table1.A1" office:value-type="string">
            <text:p text:style-name="Table_20_Contents"><text:text-input text:description="">${case["cm:created"].value?number_to_datetime?string("dd-MM-yyyy hh:mm")}</text:text-input></text:p>
          </table:table-cell>
        </table:table-row>
        <table:table-row>
          <table:table-cell table:style-name="Table1.A1" office:value-type="string">
            <text:p text:style-name="P1"><text:text-input text:description="">${i18n.getMessage("case.owner")}</text:text-input></text:p>
          </table:table-cell>
          <table:table-cell table:style-name="Table1.A1" office:value-type="string">
            <text:p text:style-name="Table_20_Contents"><text:text-input text:description="">${case["base:owners"].fullname}</text:text-input></text:p>
          </table:table-cell>
        </table:table-row>
        <table:table-row>
          <table:table-cell table:style-name="Table1.A1" office:value-type="string">
            <text:p text:style-name="P1"><text:text-input text:description="">${i18n.getMessage("case.modified")}</text:text-input></text:p>
          </table:table-cell>
          <table:table-cell table:style-name="Table1.A1" office:value-type="string">
            <text:p text:style-name="Table_20_Contents"><text:text-input text:description="">${case["cm:modified"].value?number_to_datetime?string("dd-MM-yyyy hh:mm")}</text:text-input></text:p>
          </table:table-cell>
        </table:table-row>
        <table:table-row>
          <table:table-cell table:style-name="Table1.A1" office:value-type="string">
            <text:p text:style-name="P1"><text:text-input text:description="">${i18n.getMessage("case.journalKey")}</text:text-input></text:p>
          </table:table-cell>
          <table:table-cell table:style-name="Table1.A1" office:value-type="string">
            <text:p text:style-name="Table_20_Contents"><text:text-input text:description="">[#if case.has("oe:journalKey")]${case["oe:journalKey"].displayValue!}[/#if]</text:text-input></text:p>
          </table:table-cell>
        </table:table-row>
        <table:table-row>
          <table:table-cell table:style-name="Table1.A1" office:value-type="string">
            <text:p text:style-name="P1"><text:text-input text:description="">${i18n.getMessage("case.journalFacet")}</text:text-input></text:p>
          </table:table-cell>
          <table:table-cell table:style-name="Table1.A1" office:value-type="string">
            <text:p text:style-name="Table_20_Contents"><text:text-input text:description="">[#if case.has("oe:journalFacet")]${case["oe:journalFacet"].displayValue!}[/#if]</text:text-input></text:p>
          </table:table-cell>
        </table:table-row>
        <table:table-row>
          <table:table-cell table:style-name="Table1.A1" office:value-type="string">
            <text:p text:style-name="P1"><text:text-input text:description="">${i18n.getMessage("case.description")}</text:text-input></text:p>
          </table:table-cell>
          <table:table-cell table:style-name="Table1.A1" office:value-type="string">
            <text:p text:style-name="Table_20_Contents"><text:text-input text:description="">${case["cm:description"].value}</text:text-input></text:p>
          </table:table-cell>
        </table:table-row>
      </table:table>
      <text:p text:style-name="Text_20_body"><text:text-input text:description="">[/#if]</text:text-input><text:text-input text:description="">[#if printInfo.caseHistoryLog]</text:text-input></text:p>
      <text:h text:style-name="P7" text:outline-level="3"><text:text-input text:description="">${i18n.getMessage("case.history")}</text:text-input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<text:text-input text:description="">${i18n.getMessage("case.history.action")}</text:text-input></text:p>
          </table:table-cell>
          <table:table-cell table:style-name="Table2.A1" office:value-type="string">
            <text:p text:style-name="P2"><text:text-input text:description="">${i18n.getMessage("case.history.type")}</text:text-input></text:p>
          </table:table-cell>
          <table:table-cell table:style-name="Table2.A1" office:value-type="string">
            <text:p text:style-name="P2"><text:text-input text:description="">${i18n.getMessage("case.history.user")}</text:text-input></text:p>
          </table:table-cell>
          <table:table-cell table:style-name="Table2.A1" office:value-type="string">
            <text:p text:style-name="P2"><text:text-input text:description="">${i18n.getMessage("case.history.time")}</text:text-input></text:p>
          </table:table-cell>
        </table:table-row>
        <table:table-row>
          <table:table-cell table:style-name="Table2.A1" office:value-type="string">
            <text:p text:style-name="P3"><text:text-input text:description="">${caseHistory.action}</text:text-input></text:p>
          </table:table-cell>
          <table:table-cell table:style-name="Table2.A1" office:value-type="string">
            <text:p text:style-name="P3"><text:text-input text:description="">${caseHistory.type}</text:text-input></text:p>
          </table:table-cell>
          <table:table-cell table:style-name="Table2.A1" office:value-type="string">
            <text:p text:style-name="P3"><text:text-input text:description="">${caseHistory.user}</text:text-input></text:p>
          </table:table-cell>
          <table:table-cell table:style-name="Table2.A1" office:value-type="string">
            <text:p text:style-name="P3"><text:text-input text:description="">${caseHistory.time?number_to_datetime?string("dd-MM-yyyy hh:mm")}</text:text-input></text:p>
          </table:table-cell>
        </table:table-row>
      </table:table>
      <text:p text:style-name="Text_20_body"><text:text-input text:description="">[/#if]</text:text-input><text:text-input text:description="">[#if printInfo.comments]</text:text-input></text:p>
      <text:h text:style-name="P7" text:outline-level="3"><text:text-input text:description="">${i18n.getMessage("case.journalNotes")}</text:text-input></text:h>
      <text:p text:style-name="Text_20_body"><text:text-input text:description="">[#list notes as note]</text:text-input></text:p>
      <text:p text:style-name="P4"><text:text-input text:description="">${note.headline}</text:text-input></text:p>
      <text:p text:style-name="P5"><text:soft-page-break/><text:text-input text:description="">${note.content}</text:text-input></text:p>
      <text:p text:style-name="P6"><text:text-input text:description="">${i18n.getMessage("case.created")}</text:text-input> <text:text-input text:description="">${note.created?string("dd-MM-yyyy hh:mm")}</text:text-input> <text:text-input text:description="">${i18n.getMessage("case.created.by")}</text:text-input> <text:text-input text:description="">${note.authorInfo.firstName+" "+ note.authorInfo.lastName}</text:text-input></text:p>
      <text:p text:style-name="P6"><text:text-input text:description="">${i18n.getMessage("case.related")}</text:text-input>: <text:text-input text:description="">[#list note.concernedPartiesInfo as party]</text:text-input> <text:text-input text:description="">${party.name}</text:text-input><text:text-input text:description="">[/#list]</text:text-input></text:p>
      <text:p text:style-name="Text_20_body"><text:text-input text:description="">[/#list]</text:text-input><text:text-input text:description="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49M42S</meta:editing-duration>
    <meta:editing-cycles>32</meta:editing-cycles>
    <meta:generator>OpenOffice/4.1.1$Win32 OpenOffice.org_project/411m6$Build-9775</meta:generator>
    <dc:date>2015-10-06T13:47:26.23</dc:date>
    <meta:document-statistic meta:table-count="2" meta:image-count="0" meta:object-count="0" meta:page-count="2" meta:paragraph-count="40" meta:word-count="163" meta:character-count="1713"/>
    <meta:user-defined meta:name="Info 1"/>
    <meta:user-defined meta:name="Info 2"/>
    <meta:user-defined meta:name="Info 3"/>
    <meta:user-defined meta:name="Info 4"/>
  </office:meta>
</office:document-meta>
</file>